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49fbf"/>
    </style:style>
    <style:style style:name="T1" style:family="text">
      <style:text-properties fo:font-weight="bold" officeooo:rsid="00049fb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LINK DO GITHUB: </text:span><text:a xlink:type="simple" xlink:href="https://github.com/CaduConrado/SO/tree/main/atividades/substituicao_pag" text:style-name="Internet_20_link" text:visited-style-name="Visited_20_Internet_20_Link">SO/atividades/substituicao_pag at main · CaduConrado/SO (github.com)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11-12T22:20:51.894000000</dc:date>
    <meta:editing-duration>PT6M47S</meta:editing-duration>
    <meta:editing-cycles>3</meta:editing-cycles>
    <meta:document-statistic meta:table-count="0" meta:image-count="0" meta:object-count="0" meta:page-count="1" meta:paragraph-count="1" meta:word-count="9" meta:character-count="85" meta:non-whitespace-character-count="76"/>
  </office:meta>
</office:document-meta>
</file>